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6.45cm" fo:min-width="18.5cm"/>
    </style:style>
    <style:style style:name="gr2" style:family="graphic" style:parent-style-name="standard">
      <style:graphic-properties draw:fill-color="#ffffff" draw:textarea-horizontal-align="justify" draw:textarea-vertical-align="middle" draw:auto-grow-height="false" fo:min-height="0.65cm" fo:min-width="6.1cm"/>
    </style:style>
    <style:style style:name="gr3" style:family="graphic" style:parent-style-name="standard">
      <style:graphic-properties draw:fill-color="#ffffff" draw:textarea-horizontal-align="justify" draw:textarea-vertical-align="middle" draw:auto-grow-height="false" fo:min-height="11.75cm" fo:min-width="17.6cm"/>
    </style:style>
    <style:style style:name="gr4" style:family="graphic" style:parent-style-name="standard">
      <style:graphic-properties draw:fill-color="#ffffff" draw:textarea-horizontal-align="justify" draw:textarea-vertical-align="middle" draw:auto-grow-height="false" fo:min-height="0.65cm" fo:min-width="3.9cm"/>
    </style:style>
    <style:style style:name="gr5" style:family="graphic" style:parent-style-name="standard">
      <style:graphic-properties draw:fill-color="#ec1e2c" draw:textarea-horizontal-align="justify" draw:textarea-vertical-align="middle" draw:auto-grow-height="false" fo:min-height="1.433cm" fo:min-width="3.401cm"/>
    </style:style>
    <style:style style:name="gr6" style:family="graphic" style:parent-style-name="standard">
      <style:graphic-properties draw:textarea-horizontal-align="justify" draw:textarea-vertical-align="middle" draw:auto-grow-height="false" fo:min-height="1.408cm" fo:min-width="2.454cm" fo:wrap-option="no-wrap"/>
    </style:style>
    <style:style style:name="gr7" style:family="graphic" style:parent-style-name="standard">
      <style:graphic-properties draw:fill-color="#009900" draw:textarea-horizontal-align="justify" draw:textarea-vertical-align="middle" draw:auto-grow-height="false" fo:min-height="1.646cm" fo:min-width="3.402cm"/>
    </style:style>
    <style:style style:name="gr8" style:family="graphic" style:parent-style-name="standard">
      <style:graphic-properties draw:fill-color="#ec1e2c" draw:textarea-horizontal-align="justify" draw:textarea-vertical-align="middle" draw:auto-grow-height="false" fo:min-height="1.646cm" fo:min-width="4.196cm"/>
    </style:style>
    <style:style style:name="gr9" style:family="graphic" style:parent-style-name="standard">
      <style:graphic-properties draw:fill-color="#ffff00" draw:textarea-horizontal-align="justify" draw:textarea-vertical-align="middle" draw:auto-grow-height="false" fo:min-height="1.556cm" fo:min-width="3.106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color="#cccccc" draw:textarea-horizontal-align="justify" draw:textarea-vertical-align="middle" draw:auto-grow-height="false" fo:min-height="1.188cm" fo:min-width="2.701cm"/>
    </style:style>
    <style:style style:name="gr12" style:family="graphic" style:parent-style-name="standard">
      <style:graphic-properties draw:fill-color="#ffffff" draw:textarea-horizontal-align="justify" draw:textarea-vertical-align="middle" draw:auto-grow-height="false" fo:min-height="7.15cm" fo:min-width="10.9cm"/>
    </style:style>
    <style:style style:name="gr13" style:family="graphic" style:parent-style-name="standard">
      <style:graphic-properties draw:fill-color="#ffffff" draw:textarea-horizontal-align="justify" draw:textarea-vertical-align="middle" draw:auto-grow-height="false" fo:min-height="0.65cm" fo:min-width="2.984cm"/>
    </style:style>
    <style:style style:name="gr14" style:family="graphic" style:parent-style-name="standard">
      <style:graphic-properties draw:fill-color="#92d13d" draw:textarea-horizontal-align="justify" draw:textarea-vertical-align="middle" draw:auto-grow-height="false" fo:min-height="1.646cm" fo:min-width="2.996cm"/>
    </style:style>
    <style:style style:name="gr15" style:family="graphic" style:parent-style-name="standard">
      <style:graphic-properties draw:fill-color="#ffcc00" draw:textarea-horizontal-align="justify" draw:textarea-vertical-align="middle" draw:auto-grow-height="false" fo:min-height="1.646cm" fo:min-width="2.896cm"/>
    </style:style>
    <style:style style:name="gr16" style:family="graphic" style:parent-style-name="standard">
      <style:graphic-properties draw:fill-color="#ff8080" draw:textarea-horizontal-align="justify" draw:textarea-vertical-align="middle" draw:auto-grow-height="false" fo:min-height="1.646cm" fo:min-width="2.696cm"/>
    </style:style>
    <style:style style:name="gr17" style:family="graphic" style:parent-style-name="standard">
      <style:graphic-properties draw:fill-color="#9966cc" draw:textarea-horizontal-align="justify" draw:textarea-vertical-align="middle" draw:auto-grow-height="false" fo:min-height="1.646cm" fo:min-width="2.696cm"/>
    </style:style>
    <style:style style:name="gr18" style:family="graphic" style:parent-style-name="objectwithoutfill">
      <style:graphic-properties draw:marker-start="" draw:marker-end="Arrow" draw:marker-end-width="0.3cm" draw:fill="none" draw:textarea-vertical-align="middle"/>
    </style:style>
    <style:style style:name="gr19" style:family="graphic" style:parent-style-name="objectwithoutfill">
      <style:graphic-properties draw:marker-start="" draw:marker-start-width="0.3cm" draw:marker-end="Arrow" draw:marker-end-width="0.3cm" draw:fill="none" draw:textarea-vertical-align="middle"/>
    </style:style>
    <style:style style:name="gr20" style:family="graphic" style:parent-style-name="objectwithoutfill">
      <style:graphic-properties draw:marker-start="Arrow" draw:marker-start-width="0.3cm" draw:marker-end="" draw:marker-end-width="0.3cm" draw:fill="none" draw:textarea-vertical-align="middle"/>
    </style:style>
    <style:style style:name="gr21" style:family="graphic" style:parent-style-name="standard">
      <style:graphic-properties draw:fill-color="#33444c" draw:textarea-horizontal-align="justify" draw:textarea-vertical-align="middle" draw:auto-grow-height="false" fo:min-height="1.646cm" fo:min-width="4.096cm"/>
    </style:style>
    <style:style style:name="gr22" style:family="graphic" style:parent-style-name="standard">
      <style:graphic-properties draw:fill-color="#33444c" draw:textarea-horizontal-align="justify" draw:textarea-vertical-align="middle" draw:auto-grow-height="false" fo:min-height="1.646cm" fo:min-width="3.296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5pt" style:font-size-asian="15pt" style:font-size-complex="15pt"/>
    </style:style>
    <style:style style:name="P4" style:family="paragraph">
      <loext:graphic-properties draw:fill-color="#ec1e2c"/>
      <style:paragraph-properties fo:text-align="center"/>
      <style:text-properties fo:font-size="15pt" style:font-size-asian="15pt" style:font-size-complex="15pt"/>
    </style:style>
    <style:style style:name="P5" style:family="paragraph">
      <loext:graphic-properties draw:fill-color="#009900"/>
      <style:paragraph-properties fo:text-align="center"/>
    </style:style>
    <style:style style:name="P6" style:family="paragraph">
      <loext:graphic-properties draw:fill-color="#ec1e2c"/>
      <style:paragraph-properties fo:text-align="center"/>
    </style:style>
    <style:style style:name="P7" style:family="paragraph">
      <loext:graphic-properties draw:fill-color="#ffff00"/>
      <style:paragraph-properties fo:text-align="center"/>
    </style:style>
    <style:style style:name="P8" style:family="paragraph">
      <loext:graphic-properties draw:fill="none"/>
      <style:paragraph-properties fo:text-align="center"/>
    </style:style>
    <style:style style:name="P9" style:family="paragraph">
      <loext:graphic-properties draw:fill-color="#cccccc"/>
      <style:paragraph-properties fo:text-align="center"/>
      <style:text-properties fo:font-size="15pt" style:font-size-asian="15pt" style:font-size-complex="15pt"/>
    </style:style>
    <style:style style:name="P10" style:family="paragraph">
      <loext:graphic-properties draw:fill-color="#92d13d"/>
      <style:paragraph-properties fo:text-align="center"/>
    </style:style>
    <style:style style:name="P11" style:family="paragraph">
      <loext:graphic-properties draw:fill-color="#ffcc00"/>
      <style:paragraph-properties fo:text-align="center"/>
    </style:style>
    <style:style style:name="P12" style:family="paragraph">
      <loext:graphic-properties draw:fill-color="#ff8080"/>
      <style:paragraph-properties fo:text-align="center"/>
    </style:style>
    <style:style style:name="P13" style:family="paragraph">
      <loext:graphic-properties draw:fill-color="#9966cc"/>
      <style:paragraph-properties fo:text-align="center"/>
    </style:style>
    <style:style style:name="P14" style:family="paragraph">
      <loext:graphic-properties draw:fill-color="#33444c"/>
      <style:paragraph-properties fo:text-align="center"/>
      <style:text-properties fo:color="#ffffff" fo:font-size="15pt" style:font-size-asian="15pt" style:font-size-complex="15pt"/>
    </style:style>
    <style:style style:name="T1" style:family="text">
      <style:text-properties fo:font-size="15pt" style:font-size-asian="15pt" style:font-size-complex="15pt"/>
    </style:style>
    <style:style style:name="T2" style:family="text">
      <style:text-properties fo:color="#ffffff"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9cm" svg:height="16.7cm" svg:x="6.5cm" svg:y="1.2cm">
            <text:p/>
            <draw:enhanced-geometry svg:viewBox="0 0 21600 21600" draw:mirror-horizontal="false" draw:mirror-vertical="false" draw:type="rectangle" draw:enhanced-path="M 0 0 L 21600 0 21600 21600 0 21600 0 0 Z N"/>
          </draw:custom-shape>
          <draw:custom-shape draw:style-name="gr2" draw:text-style-name="P3" draw:layer="layout" svg:width="6.6cm" svg:height="0.9cm" svg:x="6.5cm" svg:y="1.2cm">
            <text:p text:style-name="P2"><text:span text:style-name="T1">Docker Compose Network</text:span></text:p>
            <draw:enhanced-geometry svg:viewBox="0 0 21600 21600" draw:mirror-horizontal="false" draw:mirror-vertical="false" draw:type="rectangle" draw:enhanced-path="M 0 0 L 21600 0 21600 21600 0 21600 0 0 Z N"/>
          </draw:custom-shape>
        </draw:g>
        <draw:g>
          <draw:custom-shape draw:style-name="gr3" draw:text-style-name="P1" draw:layer="layout" svg:width="18.1cm" svg:height="12cm" svg:x="6.7cm" svg:y="2.3cm">
            <text:p/>
            <draw:enhanced-geometry svg:viewBox="0 0 21600 21600" draw:mirror-horizontal="false" draw:mirror-vertical="false" draw:type="rectangle" draw:enhanced-path="M 0 0 L 21600 0 21600 21600 0 21600 0 0 Z N"/>
          </draw:custom-shape>
          <draw:custom-shape draw:style-name="gr4" draw:text-style-name="P3" draw:layer="layout" svg:width="4.4cm" svg:height="0.9cm" svg:x="6.7cm" svg:y="2.3cm">
            <text:p text:style-name="P2"><text:span text:style-name="T1">Docker Compose</text:span></text:p>
            <draw:enhanced-geometry svg:viewBox="0 0 21600 21600" draw:mirror-horizontal="false" draw:mirror-vertical="false" draw:type="rectangle" draw:enhanced-path="M 0 0 L 21600 0 21600 21600 0 21600 0 0 Z N"/>
          </draw:custom-shape>
        </draw:g>
        <draw:custom-shape draw:style-name="gr5" draw:text-style-name="P4" xml:id="id2" draw:id="id2" draw:layer="layout" svg:width="3.9cm" svg:height="2.692cm" svg:x="20.1cm" svg:y="11.4cm">
          <text:p text:style-name="P2"><text:span text:style-name="T1">Couchbase-</text:span><text:span text:style-name="T1"><text:line-break/></text:span><text:span text:style-name="T1">Server</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xml:id="id10" draw:id="id10" draw:layer="layout" svg:width="4.521cm" svg:height="2.556cm" svg:x="1.679cm" svg:y="2.344cm">
          <text:p text:style-name="P2">Web</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5" xml:id="id3" draw:id="id3" draw:layer="layout" svg:width="4.106cm" svg:height="2.1cm" svg:x="17.694cm" svg:y="2.6cm">
          <text:p text:style-name="P2"><text:span text:style-name="T1">Proxy</text:span></text:p>
          <text:p text:style-name="P2"><text:span text:style-name="T1">(Ngin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xml:id="id1" draw:id="id1" draw:layer="layout" svg:width="4.9cm" svg:height="2.1cm" svg:x="19.6cm" svg:y="8.6cm">
          <text:p text:style-name="P2"><text:span text:style-name="T1">Database</text:span></text:p>
          <text:p text:style-name="P2"><text:span text:style-name="T1">(Couchbase Sync</text:span></text:p>
          <text:p text:style-name="P2"><text:span text:style-name="T1">Gatewa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11" draw:id="id11" draw:layer="layout" svg:width="3.8cm" svg:height="2cm" svg:x="11.6cm" svg:y="4.6cm">
          <text:p text:style-name="P2"><text:span text:style-name="T1">Webapp</text:span></text:p>
          <text:p text:style-name="P2"><text:span text:style-name="T1">(NodeJ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8" draw:layer="layout" svg:x1="22.05cm" svg:y1="10.7cm" svg:x2="22.05cm" svg:y2="11.4cm" draw:start-shape="id1" draw:start-glue-point="2" draw:end-shape="id2" draw:end-glue-point="5" svg:d="M22050 10700v700" svg:viewBox="0 0 1 701">
          <text:p/>
        </draw:connector>
        <draw:custom-shape draw:style-name="gr11" draw:text-style-name="P9" xml:id="id12" draw:id="id12" draw:layer="layout" svg:width="3.2cm" svg:height="2.3cm" svg:x="7.1cm" svg:y="4cm">
          <text:p text:style-name="P2"><text:span text:style-name="T1">Mongodb</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2" draw:text-style-name="P1" draw:layer="layout" svg:width="11.4cm" svg:height="7.4cm" svg:x="6.9cm" svg:y="6.7cm">
            <text:p/>
            <draw:enhanced-geometry svg:viewBox="0 0 21600 21600" draw:mirror-horizontal="false" draw:mirror-vertical="false" draw:type="rectangle" draw:enhanced-path="M 0 0 L 21600 0 21600 21600 0 21600 0 0 Z N"/>
          </draw:custom-shape>
          <draw:custom-shape draw:style-name="gr13" draw:text-style-name="P3" draw:layer="layout" svg:width="3.484cm" svg:height="0.9cm" svg:x="6.9cm" svg:y="6.7cm">
            <text:p text:style-name="P2"><text:span text:style-name="T1">Akka-Cluster</text:span></text:p>
            <draw:enhanced-geometry svg:viewBox="0 0 21600 21600" draw:mirror-horizontal="false" draw:mirror-vertical="false" draw:type="rectangle" draw:enhanced-path="M 0 0 L 21600 0 21600 21600 0 21600 0 0 Z N"/>
          </draw:custom-shape>
        </draw:g>
        <draw:custom-shape draw:style-name="gr14" draw:text-style-name="P10" xml:id="id4" draw:id="id4" draw:layer="layout" svg:width="3.7cm" svg:height="2.1cm" svg:x="14.4cm" svg:y="7cm">
          <text:p text:style-name="P2"><text:span text:style-name="T1">Server</text:span></text:p>
          <text:p text:style-name="P2"><text:span text:style-name="T1">(Play</text:span></text:p>
          <text:p text:style-name="P2"><text:span text:style-name="T1">Framewor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1" xml:id="id7" draw:id="id7" draw:layer="layout" svg:width="3.6cm" svg:height="2.1cm" svg:x="7.1cm" svg:y="8.4cm">
          <text:p text:style-name="P2"><text:span text:style-name="T1">Workers</text:span></text:p>
          <text:p text:style-name="P2"><text:span text:style-name="T1">(Akka Ac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2" xml:id="id6" draw:id="id6" draw:layer="layout" svg:width="3.4cm" svg:height="2.1cm" svg:x="11.8cm" svg:y="9.5cm">
          <text:p text:style-name="P2"><text:span text:style-name="T1">Developers</text:span></text:p>
          <text:p text:style-name="P2"><text:span text:style-name="T1">(Akka Cluster</text:span></text:p>
          <text:p text:style-name="P2"><text:span text:style-name="T1">Shard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xml:id="id5" draw:id="id5" draw:layer="layout" svg:width="3.4cm" svg:height="2.1cm" svg:x="9.6cm" svg:y="11.8cm">
          <text:p text:style-name="P2"><text:span text:style-name="T1">B1</text:span></text:p>
          <text:p text:style-name="P2"><text:span text:style-name="T1">(Akka Cluster</text:span></text:p>
          <text:p text:style-name="P2"><text:span text:style-name="T1">Singlet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8" draw:layer="layout" draw:line-skew="-0.251cm" svg:x1="19.747cm" svg:y1="4.7cm" svg:x2="16.25cm" svg:y2="7cm" draw:start-shape="id3" draw:start-glue-point="2" draw:end-shape="id4" draw:end-glue-point="0" svg:d="M19747 4700v900h-3497v1400" svg:viewBox="0 0 3498 2301">
          <text:p/>
        </draw:connector>
        <draw:connector draw:style-name="gr10" draw:text-style-name="P8" draw:layer="layout" svg:x1="14.4cm" svg:y1="8.05cm" svg:x2="11.3cm" svg:y2="11.8cm" draw:start-shape="id4" draw:start-glue-point="3" draw:end-shape="id5" draw:end-glue-point="0" svg:d="M14400 8050h-3100v3750" svg:viewBox="0 0 3101 3751">
          <text:p/>
        </draw:connector>
        <draw:connector draw:style-name="gr18" draw:text-style-name="P8" draw:layer="layout" draw:line-skew="1.099cm" svg:x1="15.2cm" svg:y1="10.55cm" svg:x2="19.6cm" svg:y2="9.65cm" draw:start-shape="id6" draw:start-glue-point="1" draw:end-shape="id1" draw:end-glue-point="3" svg:d="M15200 10550h3300v-900h1100" svg:viewBox="0 0 4401 901">
          <text:p/>
        </draw:connector>
        <draw:connector draw:style-name="gr10" draw:text-style-name="P8" draw:layer="layout" svg:x1="11.8cm" svg:y1="10.55cm" svg:x2="11.3cm" svg:y2="11.8cm" draw:start-shape="id6" draw:start-glue-point="3" draw:end-shape="id5" draw:end-glue-point="0" svg:d="M11800 10550h-500v1250" svg:viewBox="0 0 501 1251">
          <text:p/>
        </draw:connector>
        <draw:connector draw:style-name="gr10" draw:text-style-name="P8" draw:layer="layout" svg:x1="10.7cm" svg:y1="9.45cm" svg:x2="11.3cm" svg:y2="11.8cm" draw:start-shape="id7" draw:start-glue-point="1" draw:end-shape="id5" draw:end-glue-point="0" svg:d="M10700 9450h600v2350" svg:viewBox="0 0 601 2351">
          <text:p/>
        </draw:connector>
        <draw:connector draw:style-name="gr19" draw:text-style-name="P8" draw:layer="layout" svg:x1="16.25cm" svg:y1="9.1cm" svg:x2="19.6cm" svg:y2="9.65cm" draw:start-shape="id4" draw:start-glue-point="2" draw:end-shape="id1" draw:end-glue-point="3" svg:d="M16250 9100v550h3350" svg:viewBox="0 0 3351 551">
          <text:p/>
        </draw:connector>
        <draw:connector draw:style-name="gr20" draw:text-style-name="P8" draw:layer="layout" draw:line-skew="-1.051cm" svg:x1="22.05cm" svg:y1="8.6cm" svg:x2="19.747cm" svg:y2="4.7cm" draw:start-shape="id1" draw:end-shape="id3" draw:end-glue-point="2" svg:d="M22050 8600v-3000h-2303v-900" svg:viewBox="0 0 2304 3901">
          <text:p/>
        </draw:connector>
        <draw:connector draw:style-name="gr10" draw:text-style-name="P8" draw:layer="layout" svg:x1="7.1cm" svg:y1="9.45cm" svg:x2="6cm" svg:y2="9.45cm" draw:start-shape="id7" draw:start-glue-point="3" draw:end-shape="id8" draw:end-glue-point="1" svg:d="M7100 9450h-1100" svg:viewBox="0 0 1101 1">
          <text:p/>
        </draw:connector>
        <draw:connector draw:style-name="gr10" draw:text-style-name="P8" draw:layer="layout" svg:x1="8.9cm" svg:y1="10.5cm" svg:x2="8.898cm" svg:y2="15.2cm" draw:start-shape="id7" draw:start-glue-point="2" draw:end-shape="id9" draw:end-glue-point="0" svg:d="M8900 10500v2351h-2v2349" svg:viewBox="0 0 3 4701">
          <text:p/>
        </draw:connector>
        <draw:connector draw:style-name="gr18" draw:text-style-name="P8" draw:layer="layout" draw:line-skew="2.399cm" svg:x1="13cm" svg:y1="12.85cm" svg:x2="19.6cm" svg:y2="9.65cm" draw:start-shape="id5" draw:start-glue-point="1" draw:end-shape="id1" draw:end-glue-point="3" svg:d="M13000 12850h5700v-3200h900" svg:viewBox="0 0 6601 3201">
          <text:p/>
        </draw:connector>
        <draw:connector draw:style-name="gr10" draw:text-style-name="P8" draw:layer="layout" draw:line-skew="3.551cm" svg:x1="11.096cm" svg:y1="16.452cm" svg:x2="19.6cm" svg:y2="9.65cm" draw:start-shape="id9" draw:start-glue-point="1" draw:end-shape="id1" svg:d="M11096 16452h7804v-6802h700" svg:viewBox="0 0 8505 6803">
          <text:p/>
        </draw:connector>
        <draw:connector draw:style-name="gr10" draw:text-style-name="P8" draw:layer="layout" draw:type="line" svg:x1="6.2cm" svg:y1="3.622cm" svg:x2="17.694cm" svg:y2="3.65cm" draw:start-shape="id10" draw:start-glue-point="1" draw:end-shape="id3" draw:end-glue-point="3" svg:d="M6200 3622l11494 28" svg:viewBox="0 0 11495 29">
          <text:p/>
        </draw:connector>
        <draw:connector draw:style-name="gr10" draw:text-style-name="P8" draw:layer="layout" svg:x1="19.747cm" svg:y1="4.7cm" svg:x2="15.4cm" svg:y2="5.6cm" draw:start-shape="id3" draw:start-glue-point="2" draw:end-shape="id11" draw:end-glue-point="1" svg:d="M19747 4700v900h-4347" svg:viewBox="0 0 4348 901">
          <text:p/>
        </draw:connector>
        <draw:custom-shape draw:style-name="gr21" draw:text-style-name="P14" xml:id="id8" draw:id="id8" draw:layer="layout" svg:width="4.8cm" svg:height="2.1cm" svg:x="1.2cm" svg:y="8.4cm">
          <text:p text:style-name="P2"><text:span text:style-name="T2">Docker-Daem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9" draw:id="id9">
          <draw:custom-shape draw:style-name="gr22" draw:text-style-name="P14" draw:layer="layout" svg:width="4cm" svg:height="2.1cm" svg:x="7.096cm" svg:y="15.2cm">
            <text:p text:style-name="P2"><text:span text:style-name="T2">Genera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4" draw:layer="layout" svg:width="4cm" svg:height="2.1cm" svg:x="6.997cm" svg:y="15.301cm">
            <text:p text:style-name="P2"><text:span text:style-name="T2">Genera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4" draw:layer="layout" svg:width="4cm" svg:height="2.1cm" svg:x="6.898cm" svg:y="15.402cm">
            <text:p text:style-name="P2"><text:span text:style-name="T2">Genera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4" draw:layer="layout" svg:width="4cm" svg:height="2.1cm" svg:x="6.799cm" svg:y="15.503cm">
            <text:p text:style-name="P2"><text:span text:style-name="T2">Genera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4" draw:layer="layout" svg:width="4cm" svg:height="2.1cm" svg:x="6.7cm" svg:y="15.604cm">
            <text:p text:style-name="P2"><text:span text:style-name="T2">Genera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0" draw:text-style-name="P8" draw:layer="layout" draw:line-skew="1.649cm" svg:x1="3.6cm" svg:y1="10.5cm" svg:x2="8.898cm" svg:y2="15.2cm" draw:start-shape="id8" draw:start-glue-point="2" draw:end-shape="id9" svg:d="M3600 10500v4000h5298v700" svg:viewBox="0 0 5299 4701">
          <text:p/>
        </draw:connector>
        <draw:connector draw:style-name="gr10" draw:text-style-name="P8" draw:layer="layout" draw:line-skew="-1.051cm" svg:x1="14.4cm" svg:y1="8.05cm" svg:x2="10.3cm" svg:y2="5.15cm" draw:start-shape="id4" draw:end-shape="id12" svg:d="M14400 8050h-3100v-2900h-1000" svg:viewBox="0 0 4101 2901">
          <text:p/>
        </draw:connector>
        <draw:connector draw:style-name="gr10" draw:text-style-name="P8" draw:layer="layout" draw:line-skew="6.598cm" svg:x1="11.096cm" svg:y1="16.452cm" svg:x2="18.1cm" svg:y2="8.05cm" draw:start-shape="id9" draw:start-glue-point="1" draw:end-shape="id4" draw:end-glue-point="1" svg:d="M11096 16452h14104v-8402h-7100" svg:viewBox="0 0 14105 840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1T17:24:17.298106295</meta:creation-date>
    <dc:date>2018-02-26T20:25:51.935943555</dc:date>
    <meta:editing-duration>PT1H29M50S</meta:editing-duration>
    <meta:editing-cycles>16</meta:editing-cycles>
    <meta:generator>LibreOffice/5.1.6.2$Linux_X86_64 LibreOffice_project/10m0$Build-2</meta:generator>
    <meta:document-statistic meta:object-count="43"/>
  </office:meta>
</office:document-meta>
</file>